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0059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005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0059" draw:fill-color="#ff005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4.065cm" fo:min-width="6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2.531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14.3cm" fo:min-width="8.5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10" draw:text-style-name="P4" svg:width="8.538cm" svg:height="14.301cm" svg:x="2.337cm" svg:y="1.097cm"><text:p/><draw:enhanced-geometry svg:viewBox="0 0 21600 21600" draw:type="rectangle" draw:enhanced-path="M 0 0 L 21600 0 21600 21600 0 21600 0 0 Z N"/></draw:custom-shape><draw:custom-shape text:anchor-type="paragraph" draw:z-index="1" draw:name="Forme2" draw:style-name="gr9" draw:text-style-name="P5" svg:width="3.576cm" svg:height="3.576cm" svg:x="4.971cm" svg:y="2.8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Forme3" draw:style-name="gr7" draw:text-style-name="P2" svg:x1="2.667cm" svg:y1="13.938cm" svg:x2="10.569cm" svg:y2="13.986cm"><text:p/></draw:line><draw:custom-shape text:anchor-type="paragraph" draw:z-index="3" draw:name="Forme4" draw:style-name="gr8" draw:text-style-name="P4" svg:width="6.633cm" svg:height="14.066cm" svg:x="16.753cm" svg:y="1.191cm"><text:p/><draw:enhanced-geometry svg:viewBox="0 0 21600 21600" draw:type="rectangle" draw:enhanced-path="M 0 0 L 21600 0 21600 21600 0 21600 0 0 Z N"/></draw:custom-shape><draw:line text:anchor-type="paragraph" draw:z-index="4" draw:name="Forme5" draw:style-name="gr7" draw:text-style-name="P2" svg:x1="17.013cm" svg:y1="14.032cm" svg:x2="19.953cm" svg:y2="14.08cm"><text:p/></draw:line><draw:line text:anchor-type="paragraph" draw:z-index="5" draw:name="Forme6" draw:style-name="gr7" draw:text-style-name="P2" svg:x1="16.753cm" svg:y1="1.521cm" svg:x2="23.385cm" svg:y2="1.498cm"><text:p/></draw:line><draw:line text:anchor-type="paragraph" draw:z-index="6" draw:name="Forme7" draw:style-name="gr7" draw:text-style-name="P2" svg:x1="2.337cm" svg:y1="1.52cm" svg:x2="10.874cm" svg:y2="1.52cm"><text:p/></draw:line><draw:line text:anchor-type="paragraph" draw:z-index="7" draw:name="Forme8" draw:style-name="gr7" draw:text-style-name="P2" svg:x1="16.942cm" svg:y1="1.52cm" svg:x2="17.013cm" svg:y2="14.008cm"><text:p/></draw:line><draw:line text:anchor-type="paragraph" draw:z-index="8" draw:name="Forme9" draw:style-name="gr7" draw:text-style-name="P2" svg:x1="16.753cm" svg:y1="13.986cm" svg:x2="17.012cm" svg:y2="14.009cm"><text:p/></draw:line><draw:line text:anchor-type="paragraph" draw:z-index="9" draw:name="Forme10" draw:style-name="gr7" draw:text-style-name="P2" svg:x1="23.128cm" svg:y1="1.52cm" svg:x2="23.103cm" svg:y2="14.996cm"><text:p/></draw:line><draw:line text:anchor-type="paragraph" draw:z-index="10" draw:name="Forme11" draw:style-name="gr7" draw:text-style-name="P2" svg:x1="16.753cm" svg:y1="14.949cm" svg:x2="23.385cm" svg:y2="14.997cm"><text:p/></draw:line><draw:line text:anchor-type="paragraph" draw:z-index="11" draw:name="Forme12" draw:style-name="gr7" draw:text-style-name="P2" svg:x1="2.337cm" svg:y1="15.115cm" svg:x2="10.874cm" svg:y2="15.161cm"><text:p/></draw:line><draw:line text:anchor-type="paragraph" draw:z-index="12" draw:name="Forme13" draw:style-name="gr7" draw:text-style-name="P2" svg:x1="10.545cm" svg:y1="1.52cm" svg:x2="10.57cm" svg:y2="15.16cm"><text:p/></draw:line><draw:line text:anchor-type="paragraph" draw:z-index="13" draw:name="Forme14" draw:style-name="gr7" draw:text-style-name="P2" svg:x1="2.642cm" svg:y1="1.52cm" svg:x2="2.69cm" svg:y2="15.114cm"><text:p/></draw:line><draw:line text:anchor-type="paragraph" draw:z-index="14" draw:name="Forme15" draw:style-name="gr7" draw:text-style-name="P2" svg:x1="19.953cm" svg:y1="14.079cm" svg:x2="19.928cm" svg:y2="13.774cm"><text:p/></draw:line><draw:line text:anchor-type="paragraph" draw:z-index="15" draw:name="Forme16" draw:style-name="gr7" draw:text-style-name="P2" svg:x1="17.013cm" svg:y1="13.75cm" svg:x2="19.929cm" svg:y2="13.775cm"><text:p/></draw:line><draw:line text:anchor-type="paragraph" draw:z-index="16" draw:name="Forme17" draw:style-name="gr7" draw:text-style-name="P2" svg:x1="16.942cm" svg:y1="2.672cm" svg:x2="18.305cm" svg:y2="3.332cm"><text:p/></draw:line><draw:line text:anchor-type="paragraph" draw:z-index="17" draw:name="Forme18" draw:style-name="gr7" draw:text-style-name="P2" svg:x1="16.942cm" svg:y1="5.59cm" svg:x2="18.305cm" svg:y2="4.743cm"><text:p/></draw:line><draw:line text:anchor-type="paragraph" draw:z-index="18" draw:name="Forme19" draw:style-name="gr7" draw:text-style-name="P2" svg:x1="18.306cm" svg:y1="3.332cm" svg:x2="18.306cm" svg:y2="4.743cm"><text:p/></draw:line><draw:line text:anchor-type="paragraph" draw:z-index="19" draw:name="Forme20" draw:style-name="gr6" draw:text-style-name="P3" svg:x1="2.69cm" svg:y1="13.986cm" svg:x2="2.738cm" svg:y2="17.725cm"><text:p/></draw:line><draw:line text:anchor-type="paragraph" draw:z-index="20" draw:name="Forme21" draw:style-name="gr2" draw:text-style-name="P2" svg:x1="10.545cm" svg:y1="13.986cm" svg:x2="10.593cm" svg:y2="17.632cm"><text:p/></draw:line><draw:frame text:anchor-type="paragraph" draw:z-index="21" draw:name="Forme22" draw:style-name="gr5" draw:text-style-name="P1" svg:width="1.507cm" svg:height="0.542cm" svg:x="5.865cm" svg:y="17.771cm"><draw:text-box><text:p>286</text:p></draw:text-box></draw:frame><draw:line text:anchor-type="paragraph" draw:z-index="22" draw:name="Forme23" draw:style-name="gr2" draw:text-style-name="P2" svg:x1="2.738cm" svg:y1="17.725cm" svg:x2="5.724cm" svg:y2="17.96cm"><text:p/></draw:line><draw:line text:anchor-type="paragraph" draw:z-index="23" draw:name="Forme24" draw:style-name="gr2" draw:text-style-name="P2" svg:x1="10.592cm" svg:y1="17.632cm" svg:x2="6.57cm" svg:y2="17.96cm"><text:p/></draw:line><draw:line text:anchor-type="paragraph" draw:z-index="24" draw:name="Forme25" draw:style-name="gr2" draw:text-style-name="P2" svg:x1="2.337cm" svg:y1="15.115cm" svg:x2="-0.697cm" svg:y2="15.067cm"><text:p/></draw:line><draw:line text:anchor-type="paragraph" draw:z-index="25" draw:name="Forme26" draw:style-name="gr2" draw:text-style-name="P2" svg:x1="2.337cm" svg:y1="1.52cm" svg:x2="-0.533cm" svg:y2="1.545cm"><text:p/></draw:line><draw:line text:anchor-type="paragraph" draw:z-index="26" draw:name="Forme27" draw:style-name="gr2" draw:text-style-name="P2" svg:x1="-0.697cm" svg:y1="15.068cm" svg:x2="-0.649cm" svg:y2="8.46cm"><text:p/></draw:line><draw:line text:anchor-type="paragraph" draw:z-index="27" draw:name="Forme28" draw:style-name="gr2" draw:text-style-name="P2" svg:x1="-0.533cm" svg:y1="1.545cm" svg:x2="-0.674cm" svg:y2="7.565cm"><text:p/></draw:line><draw:frame text:anchor-type="paragraph" draw:z-index="28" draw:name="Forme29" draw:style-name="gr1" draw:text-style-name="P1" svg:width="1.2cm" svg:height="0.659cm" svg:x="-0.861cm" svg:y="7.731cm"><draw:text-box><text:p>723</text:p></draw:text-box></draw:frame><draw:line text:anchor-type="paragraph" draw:z-index="29" draw:name="Forme30" draw:style-name="gr2" draw:text-style-name="P2" svg:x1="16.753cm" svg:y1="15.256cm" svg:x2="16.753cm" svg:y2="17.35cm"><text:p/></draw:line><draw:line text:anchor-type="paragraph" draw:z-index="30" draw:name="Forme31" draw:style-name="gr2" draw:text-style-name="P2" svg:x1="23.386cm" svg:y1="15.256cm" svg:x2="23.315cm" svg:y2="17.138cm"><text:p/></draw:line><draw:line text:anchor-type="paragraph" draw:z-index="31" draw:name="Forme32" draw:style-name="gr2" draw:text-style-name="P2" svg:x1="16.753cm" svg:y1="17.35cm" svg:x2="19.388cm" svg:y2="17.302cm"><text:p/></draw:line><draw:line text:anchor-type="paragraph" draw:z-index="32" draw:name="Forme33" draw:style-name="gr2" draw:text-style-name="P2" svg:x1="23.315cm" svg:y1="17.138cm" svg:x2="20.87cm" svg:y2="17.279cm"><text:p/></draw:line><draw:frame text:anchor-type="paragraph" draw:z-index="33" draw:name="Forme34" draw:style-name="gr4" draw:text-style-name="P1" svg:width="1.389cm" svg:height="0.541cm" svg:x="19.435cm" svg:y="16.997cm"><draw:text-box><text:p>461</text:p></draw:text-box></draw:frame><draw:line text:anchor-type="paragraph" draw:z-index="34" draw:name="Forme35" draw:style-name="gr2" draw:text-style-name="P2" svg:x1="17.013cm" svg:y1="13.774cm" svg:x2="17.131cm" svg:y2="11.375cm"><text:p/></draw:line><draw:line text:anchor-type="paragraph" draw:z-index="35" draw:name="Forme36" draw:style-name="gr2" draw:text-style-name="P2" svg:x1="19.953cm" svg:y1="13.775cm" svg:x2="19.928cm" svg:y2="11.658cm"><text:p/></draw:line><draw:line text:anchor-type="paragraph" draw:z-index="36" draw:name="Forme37" draw:style-name="gr2" draw:text-style-name="P2" svg:x1="17.131cm" svg:y1="11.375cm" svg:x2="18.094cm" svg:y2="11.398cm"><text:p/></draw:line><draw:line text:anchor-type="paragraph" draw:z-index="37" draw:name="Forme38" draw:style-name="gr2" draw:text-style-name="P2" svg:x1="19.928cm" svg:y1="11.658cm" svg:x2="19.129cm" svg:y2="11.61cm"><text:p/></draw:line><draw:frame text:anchor-type="paragraph" draw:z-index="38" draw:name="Forme39" draw:style-name="gr3" draw:text-style-name="P1" svg:width="0.754cm" svg:height="0.976cm" svg:x="18.306cm" svg:y="11.282cm"><draw:text-box><text:p>20-e</text:p></draw:text-box></draw:frame><draw:line text:anchor-type="paragraph" draw:z-index="39" draw:name="Forme40" draw:style-name="gr2" draw:text-style-name="P2" svg:x1="16.849cm" svg:y1="14.949cm" svg:x2="14.919cm" svg:y2="14.974cm"><text:p/></draw:line><draw:line text:anchor-type="paragraph" draw:z-index="40" draw:name="Forme41" draw:style-name="gr2" draw:text-style-name="P2" svg:x1="16.753cm" svg:y1="13.986cm" svg:x2="14.919cm" svg:y2="13.963cm"><text:p/></draw:line><draw:frame text:anchor-type="paragraph" draw:z-index="41" draw:name="Forme42" draw:style-name="gr1" draw:text-style-name="P1" svg:width="1.789cm" svg:height="0.659cm" svg:x="14.355cm" svg:y="14.127cm"><draw:text-box><text:p>47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8T19:12:29.260000000</meta:creation-date>
    <dc:date>2020-06-20T17:01:12.937000000</dc:date>
    <meta:editing-duration>PT19M55S</meta:editing-duration>
    <meta:editing-cycles>6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